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d438" officeooo:paragraph-rsid="0016d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reva um algoritmo que recebe um num informado pelo usuário, verifique e escreva se esse num é positivo, negativo ou igual a zero.</text:p>
      <text:p text:style-name="P1"/>
      <text:p text:style-name="P1">Construir um algoritmo que receba um num inteiro do usuário, calcule o fatorial dessa entrada, exiba o passo a passo da operação e mostre o resultado.</text:p>
      <text:p text:style-name="P1"/>
      <text:p text:style-name="P1">Desenvolver um sistema para calcular e exibir a média final do estudante. Observação, o usuário pode escolher a quantidade de atividades feitas do estudante. Caso a média for menor que 6, escreva reprovado, maior de 6, aprovado.</text:p>
      <text:p text:style-name="P1"/>
      <text:p text:style-name="P1">Desenvolva uma página web, na qual o usuário digita sua data de nascimento, e o sistema informe qual dia da semana ele nasceu. Divisão eu euclidiana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9:10:31.795147152</meta:creation-date>
    <dc:date>2022-09-05T20:11:58.559914581</dc:date>
    <meta:editing-duration>PT51M17S</meta:editing-duration>
    <meta:editing-cycles>1</meta:editing-cycles>
    <meta:document-statistic meta:table-count="0" meta:image-count="0" meta:object-count="0" meta:page-count="1" meta:paragraph-count="4" meta:word-count="112" meta:character-count="659" meta:non-whitespace-character-count="551"/>
    <meta:generator>LibreOffice/7.0.4.2$Linux_X86_64 LibreOffice_project/00$Build-2</meta:generator>
  </office:meta>
</office:document-meta>
</file>